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ur la première fois depuis plusieurs semaines, le soleil brillait haut dans le ciel, et les températures douces avaient enfin un goût d'été. C'était une journée banale, sans événements rocambolesques à signaler ce qui, il fallait bien l'admettre, était une chose plutôt rare dans la vie d'Eren ces derniers temps. Pas de rencontres loufoques ni de révélations à couper le souffle, non, rien. A vrai dire, c'en était presque ennuyeux. Depuis qu'il avait quitté le Centre, le blondin avait cherché à réintégrer la société, à se fondre dans la masse des gens normaux. Et si onze des douze derniers mois avaient été des échecs cuisants en la matière, cela faisait désormais quelques semaines que chaque jour qu'il vivait avait son lot d'aventures. Il avait finalement fait la connaissance de personnes avec qui il s'était un minimum lié, qui ne l'avait pas rejeté ou pris pour un fou au premier contact. Cela pouvait paraître anodin, mais pour quelqu'un qui a passé le plus clair de son enfance en compagnie d'assassins, c'était un progrès non négligeable. <text:line-break/><text:line-break/>Ainsi, le garçon à la crinière d'or ne s'était pas ennuyé depuis un certain temps, et en ce jour fade son hyperactivité infantile l'avait fait ruminer pendant plusieurs heures alors qu'il était cloîtré dans sa petite chambre d’hôtel. Eren avait passé la matinée à cogiter sur ce qu'il avait vécu ces derniers jours, allant des révélations de Tobias quant à la possible existence d’êtres tels que les Dieux -chose qu'il avait toujours du mal à envisager- jusqu'à l'étrange sensation qui l'accompagnait désormais quotidiennement, d'autant plus depuis sa rencontre avec Angela. Cela faisait beaucoup de choses à considérer et son pauvre esprit peu entraîné à subir ce genre de travail de réflexion avait bien vite abandonné l'idée d'en tirer quelque conclusion. Aussi Eren s'était décidé, après avoir jeté un œil à sa chemise, qui n'avait vraisemblablement pas apprécié la tempête bavaroise, à sortir dans l'après-midi, profitant de la météo plutôt clémente pour aller faire un coup de shopping. Il n'appréciait pas spécialement cette activité, mais dans l'état il ne pouvait pas décemment porter sa tenue habituelle. Et il avait bien besoin de se changer les idées. Le blondin s'était donc mis en route vers le centre ville, à la recherche d'un magasin vendant des costumes. <text:line-break/><text:line-break/>Le premier qu'il trouva s'avéra être un commerce plutôt chic, dont la clientèle était essentiellement constituée de vieilles bourgeoises retraitées. Après quelques minutes passées à errer à l'intérieur, Eren jeta son dévolu sur une chemise quasiment identique à celle qu'il avait actuellement. Sur les conseils d'une vendeuse plus qu'étonnée de voir un client si atypique dans son magasin, il l'enfila mais fut bien rapidement gêné par la coupe. Le garçon aux cheveux d'or avait l'impression que ses mouvements étaient perclus et que sa gorge était serrée. Après quelques tentatives désespérées de bouger de manière convenable, il acheta finalement la chemise, non sans l'avoir sortie du pantalon, ouvert deux boutons et relevé son col, tenue qu'il trouvait bien plus confortable bien que moins présentable, ce qui était le cadet de ses soucis. Le blondin quitta donc l'enseigne sous le regard sidéré de la vendeuse qui l'avait conseillé, et décida de continuer son périple, plus par curiosité que par réelle envie de faire du shopping.<text:line-break/><text:line-break/>Le jeune homme à la chevelure dorée déambula ainsi pendant une bonne partie de l'après-midi au beau milieu d'un centre commercial bondé de gens à l'allure pressée et aux bras chargés de sac remplis de choses plus inutiles les unes que les autres. Il s'arrêta de temps à autre devant une vitrine pour observer les objets qu'il ne connaissait pas de ses yeux émeraude. Après avoir acheté tout ce qu'il trouvait intéressant, l'ancien assassin se retrouva à son tour lesté par des emballages en tout genre. Finalement, il décida d'aller déguster une énorme glace sur un banc, dévisageant les passants un à un de son regard ingénu et naïf, un monticule de sachets à ses pieds. C'était définitivement une journée sans remous, reposante, et au final cela ne lui déplaisait pas tant que ça... </text:p>
      <text:p text:style-name="Standard"/>
      <text:p text:style-name="P1">Les yeux un peu perdus dans le vague, portant toujours la marque de l'absence d'émotion qui le caractérisait tant, Eren profitait toujours de cette oisiveté devenue si rare ces derniers temps. La glace qu'il s'était offerte avait le bon goût de le rafraîchir allègrement, ce qui était une véritable bénédiction pour celui qui portait toujours une chemise à manches longues malgré la météo plus que clémente. Le blondin la lapait de manière régulière, tout en observant la population du centre commercial.</text:p>
      <text:p text:style-name="Standard"/>
      <text:p text:style-name="Standard">Eren s'était trouvé un nouveau jeu il y avait de cela quelques temps ; il essayait d'imaginer la vie des gens qu'il voyait autour de lui. Étant données ses aspirations, à savoir réintégrer la société et mener une vie normale, il avait commencé à réfléchir au genre d'activité professionnelle qu'il pourrait mener. Bien évidemment, son manque d'expérience et de connaissances en la matière lui faisait défaut, l'empêchant de concevoir tous les chemins qui s'offraient à lui. Alors pour compenser, le garçon inventait des vies aux autres, comme s'il espérait ainsi trouver sa voie. Ici une avocate, là un professeur des écoles, et ce gros monsieur avec des tatouages était sans doute un camionneur... Cette distraction avait au moins l'avantage d'amuser notre jeune homme, à défaut de le faire vraiment avancer dans sa quête de normalité.</text:p>
      <text:p text:style-name="Standard"/>
      <text:p text:style-name="Standard">Il fut cependant bien rapidement tiré de ses rêveries, alors qu'une demoiselle aux cheveux châtains venait troubler le hameau de paix qu'il avait réussi à trouver. Toute la scène se déroula très vite, sous le regard stupéfait des passants qui virent ladite jeune femme se prendre les pieds dans l'amas de sacs posés aux pieds d'Eren avant de s'étaler de tout son long sur ce dernier. Alerté au dernier moment par ses instincts toujours vif d'assassin, le blondin parvint à éviter la collision de justesse. Malheureusement, son cornet de glace n'eut pas cette chance et en lieu et place de la bouche d'Eren, celui-ci termina son aventure en plein sur les vêtements de Nelsha, laissant une jolie tâche qu'elle aurait probablement du mal à récupérer après cela... S'étant décalé in extremis au bout du banc pour ne pas se retrouver avec la nouvelle arrivante sur les genoux, le jeune homme à la crinière d'or resta ainsi sans bouger pendant quelques secondes, ses paupières battant à vive allure, un peu secoué par l'attaque qu'il venait de subir.</text:p>
      <text:p text:style-name="Standard"/>
      <text:p text:style-name="Standard">Il posa ensuite un regard dépité aux restes de sa boule chocolat, puis sur son agresseuse qui semblait en piteux état. D'apparence un peu plus vieille que lui, elle avait une coupe au carré châtain clair, un corps fin et élancé -le genre qui fait tomber les mecs- et de longues jambes qui firent se demander à Eren si elle n'était pas plus grande que lui. Celui-ci se dit qu'en temps normal, ce devait être quelqu'un de très gracieux, même si pour l'heure ce n'était pas vraiment l'adjectif que l'on utiliserait au premier abord, étalée ainsi les quatre fers en l'air sur un banc à la vue de tous dans un centre commercial. Le spectacle était d'ailleurs plutôt cocasse pour un observateur extérieur, soit dit en passant. Mais à aucun moment, Eren ne se prit à sourire. Non, il avait conservé son calme à faire froid dans le dos. </text:p>
      <text:p text:style-name="Standard"/>
      <text:p text:style-name="Standard">-Vous devriez faire attention où vous mettez les pieds. Vous voyez, il désigna l'énorme tâche sur les vêtements de Nelsha, maintenant vous avez une grosse trace sur vos affaires.</text:p>
      <text:p text:style-name="Standard"/>
      <text:p text:style-name="Standard">Que ce soit dans le timbre de sa voix ou dans le vide émotionnel de son regard émeraude, rien ne pouvait laisser présumer qu'il était désolé d'avoir laissé traîner ses cabas en plan. Chez une personne normalement constituée, il y avait plusieurs réactions envisageables à une telle scène : le fou rire, l'embarras, les plates excuses... Eren, quant à lui, avait conservé une neutralité absolue. Il fixait Nelsha de ses yeux de jade et de son faciès totalement inexpressif, battant un peu trop rapidement des paupières. Le blondin aurait pu lui porter secours, mais au lieu de ça il se contentait de la regarder sans rien faire, attendant patiemment que la nouvelle arrivante libère la place qu'elle occupait sur son banc.</text:p>
      <text:p text:style-name="Standard"/>
      <text:p text:style-name="P1">Son regard olive inerte toujours fixé sur l'importune, Eren attendait tranquillement qu'elle débarrasse le plancher. Ce n'était pas qu'il voulait absolument la faire fuir, mais à ses yeux l'incident était clos. Elle était tombée, gâchant ainsi une partie non négligeable de son délice sucré, et avait désormais une énorme trace marron sur son haut, trace qui s'étalait un peu plus chaque fois qu'elle s'évertuait à essayer de l'éponger, voilà tout. Nelsha n'était visiblement pas blessée malgré le petit couinement qui était venu ponctuer sa chute, et Eren quant à lui avait évité le choc. Pas de quoi en faire tout un plat donc.</text:p>
      <text:p text:style-name="Standard"/>
      <text:p text:style-name="Standard">Pourtant, la repentie n'avait pas l'air de l'entendre de cette oreille. Elle semblait dans tous ses états, sa voix tremblant à l'instar de son menton, allant jusqu'à s'excuser de l'avoir dérangé, geste qu'Eren trouva très surfait. Ses sens aiguisés l'avertirent d'un mouvement de foule dans les alentours, et un bref coup d’œil autour de lui lui apprit que leur petite scène avait attiré l'attention de la plupart des passants. Certains les regardaient avec curiosité, d'autres avec une pointe plus marquée de méfiance, comme s'ils s'attendaient à ce que le blondin agresse la pauvre demoiselle en détresse qui semblait pourtant déjà si mal en point. Sans le savoir, Eren était déjà pris dans les mailles du piège de Nelsha. Ses prochaines actions pouvaient lui apporter la désapprobation de la foule, ce qu'il ne voulait surtout pas.</text:p>
      <text:p text:style-name="Standard"/>
      <text:p text:style-name="Standard">-Euh... Eh bien j'imagine que ce n'est pas grave.</text:p>
      <text:p text:style-name="Standard"/>
      <text:p text:style-name="Standard">Si son attitude n'en laissait rien transparaître, le garçon commençait à se sentir un peu mal à l'aise. Ce sentiment s'accentua alors que Nelsha se mettait à se lamenter sur son sort, expliquant qu'elle avait un entretien et qu'elle ne devait absolument pas le rater. Bien qu'il ne comprit pas le rapport avec la situation, Eren ne put s'empêcher de sentir une pointe de pitié pour cette pauvre créature. Le jeu d'acteur de celle-ci était vraiment très bon, et même un être d'ordinaire dénué de sentiments tel que lui fondait devant cette bouille larmoyante. C'est alors qu'elle se mit à l'implorer de l'aider à trouver une tenue pour son entretien. S'il y avait une chose à laquelle le jeune homme ne s'attendait pas, c'était bien celle-là. </text:p>
      <text:p text:style-name="Standard"/>
      <text:p text:style-name="Standard">-Euh... Vous voulez de l'argent ?</text:p>
      <text:p text:style-name="Standard"/>
      <text:p text:style-name="Standard">Contrairement à ce qu'on pouvait penser, cette proposition n'avait rien de condescendant venant de la part d'Eren. C'était simplement qu'on lui avait toujours appris à tout régler avec de la bonne monnaie sonnante et trébuchante. Lors de son passé au Centre, c'était comme ça qu'il faisait : il tuait des gens pour la solde du gouvernement, on le récompensait en le payant. Pour lui, cela n'avait rien de malsain. Un service se voyait systématiquement gratifié d'une compensation financière. Cependant, la réaction suscitée par cette offre chez les badauds le fit perdre un peu plus pied. Visiblement, ce n'était pas la bonne chose à faire, et les regards lourds de reproches des passants qu'il percevait dans son dos le fit tergiverser. </text:p>
      <text:p text:style-name="Standard"/>
      <text:p text:style-name="Standard">*Qu'est-ce que je dois faire ? L'accompagner dans un magasin, lui offrir ma chemise ?*</text:p>
      <text:p text:style-name="Standard"/>
      <text:p text:style-name="Standard">C'était la première fois qu'Eren se retrouvait dans une situation pareille, à devoir faire face à quelqu'un d'aussi démunie que paraissait l'être Nelsha en cet instant. Il n'avait absolument aucune idée de l'action à entreprendre, et l'attention toujours insistante de la foule l'empêchait de réfléchir sereinement. Eh oui bonhomme, la pression sociale c'est pas joli, joli. Son manque d'expérience en terme de relations humaines lui faisait gravement défaut à ce moment précis. Le blondin tenta finalement une autre approche, alors qu'une boule se formait dans son ventre, lui vrillant l'estomac.</text:p>
      <text:p text:style-name="Standard"/>
      <text:p text:style-name="Standard">-Euh... Je peux vous prêter une chemise le temps que vous alliez à votre entretien, si vous voulez. Sinon, si vous tenez à aller acheter une nouvelle tenue, eh bien... j'imagine que... que je n'ai rien d'autre à faire de l'après-midi, je pourrais vous accompagner si vous le désirez.</text:p>
      <text:p text:style-name="Standard"><text:soft-page-break/></text:p>
      <text:p text:style-name="Standard">Ni la première, ni la seconde proposition n'avaient réellement de sens, mais c'était tout ce qu'Eren avait trouvé. Sa voix était devenue aussi hésitante que celle de Nelsha, il avait beaucoup de mal à trouver ses mots et on pouvait sentir aisément le désarrois qui s'était emparé de lui. </text:p>
      <text:p text:style-name="P1">Complètement à la ramasse. Il n'y avait pas d'autres mots pour décrire l'état d'Eren à ce moment-là. Il était absolument incapable de trouver le comportement à adopter, sentait les regards méprisants et hautains des passants sur sa nuque comme s'il étaient des cure-dents qu'on lui plantait dans l'épiderme pour voir à quel moment il allait craquer. Ses neurones tournaient à plein régime, cherchant le meilleur moyen de se soustraire à l'attention de ce public fortuit dont il se serait bien passé. Fort heureusement pour lui -du moins pensa-t-il, un nouvel individu fit son apparition et lui vola la vedette, ce dont il lui sut gré sur l'instant.</text:p>
      <text:p text:style-name="Standard"/>
      <text:p text:style-name="Standard">Le phénomène en question avait une allure plus qu'atypique, même aux yeux d'un extraterrestre comme Eren. Une vingtaine d'années, un blouson de cuir et un bandana, tel était l’attirail du nouveau venu, qui affichait un air supérieur plein d'assurance et un sourire cajoleur en direction de Nelsha. Sans qu'il ne sache vraiment pourquoi, le blondin sentit ses poils se hérisser à la vue du crétin en question. Il lui tapait déjà sur le système, avant même d'avoir parlé. Décidément, pour un type qui se targuait d'être d'un sang-froid à toute épreuve, cela faisait déjà deux fois aujourd'hui qu'il perdait les pédales. Il se força à se ressaisir, cherchant à se rassembler, mais la première intervention du biker ne l'aida pas dans cette tâche, alors que ce dernier l'insultait ouvertement, parachevant l’œuvre combinée de la repentie et d'Eren de ficher celui-ci aux yeux de tous.</text:p>
      <text:p text:style-name="Standard"/>
      <text:p text:style-name="Standard">Le jeune homme à la queue de cheval enchaîna sans laisser le temps à l'ancien assassin de réagir, en expliquant que son demi-frère avait eu un accident et qu'il ne s'en était toujours pas remis. Eren fut subitement pris d'un doute. Mais de qui parlait-il ? Le blondin avait la ferme impression que ce discours était à son sujet, pourtant ils ne se connaissaient ni d'Eve, ni d'Adam et jusqu'à preuve du contraire, il n'avait pas eu d'accident depuis bien longtemps. Afin d'en avoir le cœur net, Eren se retourna pour chercher de ses yeux verts si quelqu'un dans la foule se sentait concerné, mais fut bien obligé de se rendre à l'évidence : ce type parlait bel et bien de lui. Les paupières battant encore plus vite, il reporta son attention sur le type vêtu de cuir, un sourcil arqué et l'index pointé sur sa propre poitrine.</text:p>
      <text:p text:style-name="Standard"/>
      <text:p text:style-name="Standard">-Demi... frère ? Monsieur je...</text:p>
      <text:p text:style-name="Standard"/>
      <text:p text:style-name="Standard">Une fois encore, Eren n'eut même pas l'occasion d'en placer une, interrompu par une nouvelle allocution sur le fait qu'il allait devoir offrir à Nelsha un nouvel accoutrement. Cette fois-ci, le doute n'était plus permis, ce biker était bel et bien persuadé qu'ils étaient de la même famille. Complètement éberlué, notre petite tête blonde ne put qu'observer la scène, trop abasourdi pour faire quoi que ce soit. L'échange qui suivit lui passa royalement au dessus de la tête, alors qu'il regardait ses deux rencontres du jour se complimenter mutuellement, comme pétrifié. </text:p>
      <text:p text:style-name="Standard"/>
      <text:p text:style-name="Standard">*Mais c'est quoi ces gens ? Je voulais juste profiter de ma journée tranquillement, pour une fois. Je ne comprends rien à ce qu'il se passe, c'est qui cet homme qui me prend pour son frère ?*</text:p>
      <text:p text:style-name="Standard"/>
      <text:p text:style-name="Standard">Ses pensées s'interrompirent alors que le couple improvisé se mettait en marche vers un des magasins du centre commercial. L'espace d'un instant, Eren resta au milieu de la place sans bouger, ne sachant que faire. Et puis Nelsha se retourna et il comprit qu'ils l'attendaient. Le regard à nouveau vide, comme lobotomisé, le garçon à la chevelure d'or se mit à son tour en route, leur emboîtant le pas sans conviction. Lorsque le trio passa le pas de la porte dudit magasin, il sembla finalement reprendre conscience. Ici au moins, il pouvait échapper aux regards désapprobateurs de la foule. Ses épaules s'affaissèrent sous le soulagement. C'était déjà un problème en moins. Plus qu'un à régler. Ou plutôt deux. A la réflexion, l'intervention du biker avait eut du bon : au moins maintenant Eren savait qu'il devait simplement repayer un ensemble à Nelsha et il serait sorti de ce mauvais pas -du moins pensait-il. Il réalisa une partie de son erreur en voyant le regard médusé de la vendeuse qui vint les accueillir... Les trois compagnons d'infortune s'étaient retrouvés dans le magasin où il avait acheté ses chemises quelques heures plus tôt. Il ne manquait plus que ça, une <text:soft-page-break/>vendeuse qui le prenait pour un fou.</text:p>
      <text:p text:style-name="Standard"/>
      <text:p text:style-name="Standard">Eren tenta tant bien que mal de ne pas la regarder, ne voulant pas attirer l'attention sur lui une fois de plus. Il se tourna vers Nelsha et le type dont il ignorait toujours le nom, ce qui lui rappela qu'il ne s'était pas encore présenté non plus.</text:p>
      <text:p text:style-name="Standard"/>
      <text:p text:style-name="Standard">-Je suis désolé si je vous ai causé du tort, madame. Je ne suis pas habitué aux foules. Pour me faire pardonner, prenez ce qu'il vous plaira dans ce magasin. Quant à vous, il se tourna vers le type au bandana, je ne vous connais pas et j'aimerais bien savoir ce qui vous fait croire que nous sommes liés d'une quelconque manière.</text:p>
      <text:p text:style-name="Standard"/>
      <text:p text:style-name="Standard">Et paf, bien joué l'araignée ! Sans le savoir, Eren venait encore d'appeler une demoiselle « madame », ce dont elles avaient horreur en règle générale, et de ruiner le semblant de couverture que l'inconnu lui avait offert en se portant à son secours à sa manière. D'une pierre deux coups, comme dirait l'autre.</text:p>
      <text:p text:style-name="Standard"/>
      <text:p text:style-name="P1">A peine avait-il terminé sa phrase qu'Eren recevait un violent coup de coude dans les côtes, lui coupant le souffle net tandis qu'il expirait l'air de ses poumons dans un râle de douleur et de surprise. Nan mais décidément, c'était quoi son problème à ce type ? Il débarquait avec ses gros sabots, l'insultait à plusieurs reprises, se faisait passer pour quelqu'un qu'il n'était pas et voilà qu'il se mettait à le frapper. Le blondin avait beau savoir qu'il ne connaissait pas grand chose à la vie sociétale, mais il était à peu près sûr que ce n'était pas un comportement normal. Le biker se mit à sortir une excuse complètement aberrante sur le fait qu'ils faisaient tous partie de la même famille et qu'il lui avait rendu service. Nan mais fallait qu'il lui dise merci en plus ? Quelle arrogance. A moins que... Voulait-il dire par là qu'il avait menti exprès ? Qu'il avait inventé toute cette histoire pour excuser son comportement marginal ? Eren aurait bien écarquillé les yeux en comprenant cela s'il n'était pas déjà occupé à récupérer son souffle. </text:p>
      <text:p text:style-name="Standard"/>
      <text:p text:style-name="Standard">Mais quand bien même... A la réflexion, l'intervention du type au bandana l'avait fait passer du statut d'un handicapé des relations doublé d'un goujat à un handicapé tout court. L'un dans l'autre... Pas si certain qu'il y gagnait tant que ça. Cependant, le garçon aux cheveux dorés n'eut pas l'opportunité d'avoir le fin mot de cette histoire puisque leur compagnon décidait de les abandonner là, quittant l'échoppe non sans laissé un dernier message à Eren appuyé d'un clin d’œil outrageux, que celui-ci ne comprit bien évidemment pas. A... lui ? Qu'est-ce que cela pouvait bien dire ? Un sourcil arqué en signe de réflexion, il regarda l'étrange personnage quitter les lieux avec une pointe d'interrogation dans le regard. Abandonnant une nouvelle fois l'idée de trouver un sens à cette allusion, le blondin reporta son attention sur Nelsha, qui le fixait toujours avec ce regard de chien battu qui le déstabilisait au plus haut point. Elle le remercia, le rassurant quant à ses velléités d'achat et lui demanda quel était son nom. </text:p>
      <text:p text:style-name="Standard"/>
      <text:p text:style-name="Standard">L'espace d'un instant, Eren resta coi, pris de court par cette requête. Pour le moment, il pensait avoir enchaîné les boulettes et ne doutait pas un seul instant que la repentie le détestait, ou au moins le prenait pour un débile profond. Cette tentative d'approche venait contredire cette déduction, comme si la demoiselle le trouvait finalement sympathique, ou en tout cas digne d'intérêt. Finalement, après plusieurs secondes inerte, le visage d'Eren s'illumina d'un grand sourire. Ce sourire était le symbole de l'apparition de la deuxième partie de sa personnalité : l'enfant qui sommeillait en lui, qui n'avait jamais eu le temps de grandir, le bambin joyeux et rieur bourré d'enthousiasme. </text:p>
      <text:p text:style-name="Standard"/>
      <text:p text:style-name="Standard">-Je m'appelle Eren, Eren Morgan. Ne vous en faites pas, ajouta-t-il en la prenant par le bras, choisissez tout ce qui vous plaît. L'argent n'est pas un problème. Peut-être que cet ensemble vous irait bien ? A moins que vous ne préfériez cette... chose.</text:p>
      <text:p text:style-name="Standard"/>
      <text:p text:style-name="Standard">Tout en continuant à parler, le blondin entraîna Nelsha dans les rayons de la boutique, lui désignant tout et n'importe quoi -révélant ainsi son absence totale de goût- et l'incitant à l'acheter. Ce revirement dans son comportement pouvait paraître surprenant, voire déroutant, mais il faudrait faire avec. C'était ainsi. Lorsque le garçon n'était pas plongé dans sa léthargie amorphe, il débordait d'énergie et devenait un gamin hyperactif impossible à calmer. Sous les yeux outrés de la vendeuse qu'il avait déjà offusquée plus tôt dans la journée, le blondin était en train de mettre la boutique sens dessus dessous gaiement, entraînant avec lui celle qu'il prenait désormais pour sa nouvelle copine. </text:p>
      <text:p text:style-name="P1">Lancé tel une tornade à travers la boutique, Eren allait d'allée en allée, tirant derrière lui une Nelsha qui devait avoir du mal à comprendre ce qui lui arrivait. Le blondin prenait des vêtements sur les portiques un peu aléatoirement et les proposait à la jeune repentie, comme un gosse dans un magasin de bonbons. Il était désormais empli d'une énergie à couper le souffle, surtout si on la comparait à l'apathie qui le caractérisait il y a quelques secondes encore. Ses pas effrénés les entraînaient dans un ballet qui semblait sans fin. Bien vite, le garçon se retrouva les bras chargés de potentiels achats, ne prenant pas le temps de faire le tri lorsque Nelsha parvenait à lui indiquer entre deux propositions qu'elle n'aimait pas tel ou tel habit. Mais cela ne freina en rien son enthousiasme, comme rien ne semblait pouvoir le faire en fait.</text:p>
      <text:p text:style-name="Standard"/>
      <text:p text:style-name="Standard">Après quelques minutes de cette course déchaînée à travers le magasin, la demoiselle aux cheveux châtains parvint tout de même à le faire ralentir, alors qu'elle se penchait avec intérêt sur une série d'articles qui semblaient particulièrement lui plaire. Eren réduisit donc sa cadence pour se tourner et examiner lesdits articles d'un œil curieux, aidé d'un « oh ? » interrogateur et d'un haussement de sourcil. Il l'observa choisir un échantillon de hauts parmi ceux présentés sans rien dire, la laissant faire sa sélection. C'est alors qu'elle se tourna vers lui et... lui demanda son avis. Une nouvelle fois, le blondin ne percuta pas immédiatement que c'était bien à lui qu'elle s'adressait et manqua de se retourna pour chercher des yeux le destinataire de cette requête mais dut se rendre à l'évidence lorsque Nelsha affirma « comme c'est toi qui me l'offre ». En voilà une drôle de question. Eren se mit à nouveau à cligner des yeux pendant quelques secondes, puis sourit avec un air un peu gêné. Il envoya valser les vêtements qu'il avait présélectionnés dans un coin sans autre forme de procès et commença à examiner ceux que la repentie avait choisis. </text:p>
      <text:p text:style-name="Standard"/>
      <text:p text:style-name="Standard">-Oh, euh... Eh bien... J'imagine que je peux vous donner mon avis. Mais euh... je ne sais pas si je suis vraiment qualifié pour ce genre de choses. Personne ne m'a jamais demandé conseil en matière d'accoutrement. Ce n'est pas vraiment mon domaine, voyez-vous ?</text:p>
      <text:p text:style-name="Standard"/>
      <text:p text:style-name="Standard">Ce disant, il tenta tout de même de décider quelle tenue il préférait entre toutes celles que Nelsha avait triées. Cependant, il n'eut pas le temps de faire son choix car il fut interrompu par un violent, soudain, terrifiant...</text:p>
      <text:p text:style-name="Standard"/>
      <text:p text:style-name="Standard">-NAN MAIS VOUS VOUS CROYEZ OU ?!</text:p>
      <text:p text:style-name="Standard"/>
      <text:p text:style-name="Standard">Sursautant sous le coup de la surprise, Eren se retourna pour faire face à la source de ce vacarme : la vendeuse qu'il avait déjà importunée lors de son passage plus tôt dans la journée, qui fonçait vers lui en lui jetant des regards furibonds. Elle s'était visiblement elle aussi transformée en tornade, mais pas vraiment dans le même style... Cillant encore plus frénétiquement qu'à l'accoutumée, le blondin écarquilla les yeux, complètement abasourdi par l'arrivée de cette furie.</text:p>
      <text:p text:style-name="Standard"/>
      <text:p text:style-name="Standard">-Euh... Dans une boutique de vêtements pourquoi ? Ce n'est pas le cas ?</text:p>
      <text:p text:style-name="Standard"/>
      <text:p text:style-name="Standard">Une fois encore, Eren avait preuve d'un tact tout à fait discutable. Si sa surprise était réelle, les mots qu'il avait employés eurent l'effet d'une bombe sur la vendeuse qui vit rouge, pensant qu'il se moquait d'elle.</text:p>
      <text:p text:style-name="Standard"/>
      <text:p text:style-name="Standard">-Déjà tout à l'heure vous m'avez foutu un sacré bordel, vous allez pas vous y remettre ! C'est quoi votre problème ? ON N'EST PAS AU SOUC ICI !</text:p>
      <text:p text:style-name="Standard"/>
      <text:p text:style-name="Standard">Le jeune homme à la crinière dorée semblait complètement perdu, ne comprenant absolument pas la raison de l’ire de la vendeuse. L'idée que le fait d'avoir semé des vêtements un peu partout dans le magasin en faisant un boucan d'enfer soit un manque de respect total ne lui effleura même pas l'esprit. Il haussa les épaules en signe d'incompréhension et tenta de se justifier tant bien que mal.</text:p>
      <text:p text:style-name="Standard"><text:soft-page-break/></text:p>
      <text:p text:style-name="Standard">-C'est que... Voyez-vous, j'ai involontairement tâché le chemisier de cette dame qui a un entretien qu'elle ne peut pas rater. Alors je l'aide en lui offrant une nouvelle tenue, voilà tout.</text:p>
      <text:p text:style-name="Standard"/>
      <text:p text:style-name="Standard">A nouveau complètement à côté de la plaque, le blondin ne faisait que s'enfoncer encore plus profondément dans la mélasse. Il allait avoir besoin d'un autre coup de main pour se sortir de cette situation. Restait à savoir si Nelsha allait le lui offrir...</text:p>
      <text:p text:style-name="P1">Suite aux explications bancales du blondin, l'employée sembla s'en désintéresser royalement pour se tourner vers celle qui l'accompagnait, ne pouvant que constater la véracité de ses dires. La tâche hideuse qui trônait au milieu du haut de Nelsha était une preuve irréfutable de la maladresse d'Eren et de la raison de leur présence ici, ne lui en déplaise. De harpie en furie, elle était passé à agneau docile, comme savent si bien le faire les vendeurs de carpettes. Et voilà qu'elle s'excusait maintenant... Eren n'en croyait pas ses yeux. Il s'était fait traiter comme un malpropre, lui. Pourquoi donc la repentie avait droit à ce traitement de faveur ? Les bras ballants, l'ancien assassin observait la scène qui se déroulait sous son regard médusé, la bouche étirée dans un « O » majestueux, comme s'il cherchait à se décrocher la mâchoire. Il était pourtant évident que lui et Nelsha étaient ensemble... Alors pourquoi, pourquoi la vendeuse s'adressait-elle à cette dernière avec autant de respect alors qu'elle le malmenait quelques secondes plus tôt ? C'était décidément la journée où tout le monde agissait bizarrement, en tout cas aux yeux du blondin. Bien évidemment, il était la seule personne hors norme ici, mais pour son pauvre cerveau dénué d'expérience, c'était une chose trop difficile à percevoir...</text:p>
      <text:p text:style-name="Standard"/>
      <text:p text:style-name="Standard">La vendeuse lui apporta un ersatz de réponse lorsqu'elle indiqua à sa camarade du jour qu'il allait être occupé pendant un moment à remettre en place tous les vêtements qu'il avait sortis. C'était donc ça ? Il n'aurait pas dû se saisir des pièces qu'il trouvait sympathiques ? Pourtant ils étaient dans un magasin, non ? N'était-ce pas là le [i]but[/i] d'une boutique que les clients se servent ? Malgré un record déjà largement pulvérisé, Eren continuait à battre des paupières, incrédule. Apparemment, Nelsha ne trouvait pas la sanction démesurée. Peut-être qu'après tout, il était celui en tort sur ce coup. Observant les deux femmes partir à la recherche d'un nouvel ensemble pour la repentie, le jeune homme se résigna donc à mener à bien sa punition, s'attelant à la tâche sans être réellement convaincu d'avoir mal agi. </text:p>
      <text:p text:style-name="Standard"/>
      <text:p text:style-name="Standard">La corvée lui prit une bonne quinzaine de minutes. Il fallait admettre qu'il avait provoqué un sacré désordre. Le blondin sourit en ramassant un chemisier à fort décolleté. Il était vrai qu'il se laissait parfois emporter par son enthousiasme débordant, et il avait remarqué que cela dérangeait assez souvent les personnes autour de lui. Le garçon se promit intérieurement de faire plus attention à l'avenir. Visiblement, la retenue était une caractéristique commune de la société actuelle, alors s'il voulait en faire partie intégrante il n'avait d'autre choix que celui de se plier à cette règle. Lorsque, toujours perdu dans ses pensées, il eut accompli sa besogne, Eren admira son travail avec un sentiment de fierté non dissimulé. Tout ce qui traînait précédemment au sol avait été remis à sa place, rangé et plié à la perfection sur les étagères, servant un résultat presque plus propre qu'à leur arrivée. Le jeune homme ne connaissait peut-être pas grand chose à la vie, mais durant son enfance au Centre, il avait pour obligation de maintenir ses affaires en parfait état, y compris en ce qui concernait le rangement. Ceci expliquait d'ailleurs peut-être l'amour du désordre qu'il avait aujourd'hui. Une overdose de netteté, en quelque sorte.</text:p>
      <text:p text:style-name="Standard"/>
      <text:p text:style-name="Standard">C'est donc avec le sentiment du devoir accompli qu'Eren se mit à la recherche de Nelsha. Elle lui avait donné rendez-vous devant les cabines d'essayage, qu'il repéra sans mal à la file de gens qui attendaient pour tester leurs prochains achats. Le blondin s'y dirigea d'un pas décidé, mais une fois arrivé, il ne parvint pas à retrouver sa cible. Était-elle déjà en train de se changer ? Eren croisa le regard de la vendeuse qui l'avait agressé un peu plus tôt, à qui il adressa un grand sourire -une nouvelle preuve de sincérité qui pouvait passer pour du cynisme, puis se remit en quête de la repentie. </text:p>
      <text:p text:style-name="Standard"/>
      <text:p text:style-name="Standard">-Euh... Nelsha ? Où êtes-vous ?</text:p>
      <text:p text:style-name="P1">Perdu dans la masse de clients qui attendaient pour essayer des vêtements -principalement des femmes, d'ailleurs, Eren cherchait toujours ses yeux Nelsha, qui avait disparu depuis qu'il s'était attelé à la tâche de ranger le magasin. Au milieu de cette petite foule, le blondin ne se sentait pas vraiment à son aise. Il savait à quel point il était facile de passer inaperçu lorsqu'on était entouré par beaucoup de gens, et cela lui procurait un sentiment d'insécurité sans qu'il ne puisse réellement l'expliquer. Heureusement pour lui, une voix lui parvint depuis l'autre extrémité des cabines d'essayage, lui indiquant la localisation de sa camarade. Non sans hâte, le garçon se dirigea vers l'origine de l'appel, trop heureux d'échapper à la foule. </text:p>
      <text:p text:style-name="Standard"/>
      <text:p text:style-name="Standard">Lorsqu'il arriva devant ce qui devait être l'endroit où se trouvait Nelsha, Eren s'apprêta à tirer le rideau pour s'y glisser, mais s'arrêta dans son geste, pris d'un doute. Etait-il vraiment censé la rejoindre ? De ce qu'il savait, ces cabines étaient faites pour que les clients aient un minimum d'intimité lorsqu'ils se changeaient. Bien que, dénué de toute forme de pudeur, le jeune homme à la crinière dorée ne comprenait pas vraiment ce qui poussait les gens à se cacher pour mettre des vêtements, il avait tout de même assimilé le fait que peu de personnes appréciaient qu'on vienne les déranger durant ce processus. Il resta ainsi quelques instants, la main pendue dans le vide entre lui et le rideau, hésitant quant à la marche à suivre. </text:p>
      <text:p text:style-name="Standard"/>
      <text:p text:style-name="Standard">Ce qui fit pencher la balance fut le souvenir de l'intonation dans la voix de Nelsha, qui ressemblait fort à une invitation dans sa tête. Bon, après, Eren n'était pas vraiment doué pour percevoir le sens caché dans les discours, l'ironie étant quelque chose d'inconnu pour lui et son incapacité à percevoir les messages subliminaux ayant à maintes reprises provoqué des quiproquos assez cocasses, le plongeant à chaque fois dans des situations plus que gênantes. Fort de cette ignorance, le blondin décida que la repentie s'attendait à ce qu'il la rejoigne. Il tira donc légèrement le rideau et se glissa à l'intérieur de la cabine, prouvant une nouvelle fois qu'il était relativement incapable de réfléchir au delà de sa maigre compréhension des choses. </text:p>
      <text:p text:style-name="Standard"/>
      <text:p text:style-name="Standard">Quelle ne fut pas sa surprise de se retrouver nez-à-nez avec un homme. Celui-ci était en caleçon et semblait sur le point d'essayer une chemise. Les deux mâles s'observèrent pendant une bonne seconde, tout aussi ahuri l'un que l'autre, avant qu'Eren ne se décide à réagir. Visiblement, il s'était trompé de cabine. Le blondin était pourtant persuadé que la voix qu'il avait entendue auparavant provenait d'ici. Il tenta un sourire en se grattant l'arrière de la tête d'un air désolé. </text:p>
      <text:p text:style-name="Standard"/>
      <text:p text:style-name="Standard">-Euh... Excusez-moi, vous n'auriez pas vu une jeune femme ? Elle a les cheveux châtains et des yeux verrons. </text:p>
      <text:p text:style-name="Standard"/>
      <text:p text:style-name="Standard">La formidable mandale qu'il reçut pour toute réponse l'envoya voler hors de la cabine pour aller s'écraser sur un portique un peu plus loin qui se renversa dans un fracas épouvantable, sous les cris de surprise paniqués des clientes qui attendaient encore leur tour. A moitié sonné par le coup, Eren fit une grimace de douleur tout en se massant la mâchoire de sa main libre, l'autre tenant le rideau de la cabine qu'il avait arraché lors de son vol plané. Étonnamment, il n'eut cette fois-ci aucun mal à comprendre pourquoi il venait de se faire casser la gueule, ce qui lui tira une esquisse de sourire ironique, chose dont il n'avait pas l'habitude. Sourire qui disparut presque instantanément lorsqu'Eren entendit un « hiiiiiiiiiiii » horrifié un peu plus loin dans le magasin. Il n'eut même pas besoin de tourner son regard embrouillé pour savoir qu'il venait de sa grande copine la vendeuse. </text:p>
      <text:p text:style-name="Standard"/>
      <text:p text:style-name="Standard">-... Je vais encore devoir tout ranger.</text:p>
      <text:p text:style-name="P1">La vue encore légèrement troublé, Eren n'eut aucun mal à sentir l'agitation qui s'était déployée dans le magasin, agitation dont il était la cause à ses dépends, alors qu'il se redressait légèrement, assis en appui sur la main qui tenait encore le rideau qu'il venait d'arracher. Le subtil claquement de la marche d'éléphant de la vendeuse qui arrivait vers lui comme une furie, faisant trembler tous les étalages à chacun de ses pas, provoqua quant à lui un bourdonnement extrêmement désagréable dans son esprit, comme s'il avait besoin de ça. Le blondin lâcha un soupir de lassitude en se préparant à la tempête qui allait suivre. Les vociférations de la boutiquière furent cependant interrompues par l'intervention salvatrice de Nelsha, qui sortit au pas de course d'une cabine, étrangement située à l'opposée de celle qu'Eren venait de « visiter », pour voler à son secours.</text:p>
      <text:p text:style-name="Standard"/>
      <text:p text:style-name="Standard">Sans qu'il ne comprenne quel subterfuge la repentie venait encore d'utiliser, celle-ci parvint à calmer l'ouragan, lui épargnant même la pénible tâche de devoir ranger tout le fatras qu'il avait causé. Complètement amorphe, le garçon ne parvint à fournir pour toute réponse qu'un hochement de tête en signe de négation lorsque Nelsha lui demanda s'il était blessé. Puis il suivit l'échange de très loin, son regard de jade complètement dans le vague, clignant de temps en temps des yeux comme seule preuve de conscience. Lorsque la vendeuse leur demanda de la suivre pour qu'ils puissent le soigner, Eren se leva et lui emboîta le pas avec une allure d'automate aux airs de déjà vu. Symbole de son état de choc, le blondin tirait toujours son rideau. Il retrouva finalement un semblant de vie alors que la vendeuse était déjà partie, le laissant seul avec Nelsha dans l'annexe. Celle-ci commença à lui appliquer la poche de glaçon sur son arcade salement amochée alors qu'il reprenait peu à peu ses esprits.</text:p>
      <text:p text:style-name="Standard"/>
      <text:p text:style-name="Standard">-Euh... Je suis désolé pour tous les troubles dans lesquels je vous ai embarquée. Je pense qu'il est temps d'arrêter les frais, je vais payer pour votre tenue puis nous quitterons cette endroit.</text:p>
      <text:p text:style-name="Standard"/>
      <text:p text:style-name="Standard">La sincérité de ses propos assortie à son air désolé lui donnait une allure très touchante. L'idée que Nelsha puisse être la principale responsable de ses mésaventures ne lui avait même pas traversé l'esprit et Eren se sentait terriblement coupable. Le garçon avait perdu l'énergie phénoménale qui l'accompagnait quelques minutes plus tôt dans la boutique pour de nouveau revêtir le masque inexpressif qu'il avait lors de leur rencontre. Toujours assis sur son fauteuil, il se saisit du tissu rempli de glace et l'appliqua une dernière fois sur sa blessure avant de le poser sur une table et de se lever. </text:p>
      <text:p text:style-name="Standard"/>
      <text:p text:style-name="Standard">-Au fait... Cette tenue vous va à merveille.</text:p>
      <text:p text:style-name="Standard"/>
      <text:p text:style-name="Standard">De la part d'une personne aussi dénuée de goût qu'Eren, le compliment pouvait sembler amère. Pourtant on pouvait une nouvelle fois sentir au fond de ses yeux qu'il était sincère et à l'instar d'un enfant qui fait une éloge, le jeune homme à la chevelure dorée en était devenu si attendrissant que même une personne aussi malsaine que Nelsha ne pourrait probablement pas y échapper. Celui-ci se dirigea vers les caisses de la boutique, évitant soigneusement de regarder le désordre qui régnait toujours aux alentours des cabines d'essayage. Arrivé au guichet, il tira une carte bancaire de sa veste et indiqua d'un petit geste l'ensemble que la repentie avait choisi.</text:p>
      <text:p text:style-name="Standard"/>
      <text:p text:style-name="Standard">-Je vais payer pour tout ce que la demoiselle a décidé d'acheter. Je m'excuse pour la pagaille que j'ai semée dans votre magasin, cela n'est pas prêt de se reproduire. Veuillez accepter cette modique compensation financière en guise de dédommagement.</text:p>
      <text:p text:style-name="Standard"/>
      <text:p text:style-name="Standard">Le montant absolument indécent qu'il ajouta à la note pour « modique compensation financière » faillit faire défaillir la vendeuse, qui sembla instantanément oublier qu'elle le détestait et raccompagna le couple fortuit avec des grands sourires jusqu'à l'entrée du magasin, les remerciant une bonne dizaine de fois de leur visite. Interloqué par ce comportement, Eren ne parvint à mettre la main sur ce qui l'avait fait changer d'attitude aussi subitement -il était une sorte d'incarnation du <text:soft-page-break/>dicton « l'argent ne fait pas le bonheur », assez paradoxalement d'ailleurs en connaissant la quantité phénoménale d'argent en sa possession- mais abandonna bien vite l'idée d'y arriver. A nouveau animé de ses réflexes d'automate et de sa voix monotone, le blondin tendit les sacs contenant ses nouveaux achats à Nelsha avant de reprendre la parole.</text:p>
      <text:p text:style-name="Standard"/>
      <text:p text:style-name="Standard">-Bon... J'espère que cela sera suffisant. Bonne chance pour votre entret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1T19:39:25.38</meta:creation-date>
    <dc:date>2015-01-03T11:23:12.81</dc:date>
    <meta:editing-duration>P2DT11H11M33S</meta:editing-duration>
    <meta:editing-cycles>1334</meta:editing-cycles>
    <meta:generator>OpenOffice/4.1.1$Win32 OpenOffice.org_project/411m6$Build-9775</meta:generator>
    <meta:document-statistic meta:table-count="0" meta:image-count="0" meta:object-count="0" meta:page-count="13" meta:paragraph-count="65" meta:word-count="6366" meta:character-count="38206"/>
  </office:meta>
</office:document-meta>
</file>